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3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amen Final de Práctica – Procesamiento Digital de Imágenes</text:p>
      <text:p text:style-name="P6">Diciembre 2012</text:p>
      <text:p text:style-name="P1"/>
      <text:p text:style-name="P1"/>
      <text:p text:style-name="P2">Después de un largo tiempo de búsqueda, su abuelo finalmente pudo adquirir un reloj de arena. En vistas de que usted es una persona muy hábil en procesamiento de imágenes y cálculo, su abuelo le ha pedido una tarea:</text:p>
      <text:list xml:id="list1862597659" text:style-name="L1">
        <text:list-item>
          <text:p text:style-name="P3">Desarrolle un programa que calcule el tiempo transcurrido a partir de una foto del reloj de arena.</text:p>
        </text:list-item>
      </text:list>
      <text:p text:style-name="P2"/>
      <text:p text:style-name="P2">Ayudas y consideraciones:</text:p>
      <text:list xml:id="list1587083481" text:style-name="L2">
        <text:list-item>
          <text:p text:style-name="P4">La foto siempre se toma desde el mismo lugar y con el mismo dispositivo</text:p>
        </text:list-item>
        <text:list-item>
          <text:p text:style-name="P4">La foto siempre se toma con la misma iluminación</text:p>
        </text:list-item>
        <text:list-item>
          <text:p text:style-name="P4">El tiempo total de descarga del compartimento lleno completamente es de 10 minutos.</text:p>
        </text:list-item>
        <text:list-item>
          <text:p text:style-name="P4">Para realizar el cálculo del contenido compartimento, puede:</text:p>
        </text:list-item>
      </text:list>
      <text:list xml:id="list1418010177" text:style-name="L3">
        <text:list-item>
          <text:p text:style-name="P5">Considerar el compartimento como un volumen de revolución, puede aproximarlo con una esfera más un cono.</text:p>
        </text:list-item>
        <text:list-item>
          <text:p text:style-name="P5">Considerar una aproximación 2D y utilizar el área.(subóptimo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ial Unicode M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10:49:42</meta:creation-date>
    <dc:date>2012-12-07T11:23:43</dc:date>
    <meta:editing-duration>PT2M58S</meta:editing-duration>
    <meta:editing-cycles>2</meta:editing-cycles>
    <meta:generator>LibreOffice/3.5$Linux_X86_64 LibreOffice_project/350m1$Build-413</meta:generator>
    <meta:document-statistic meta:table-count="0" meta:image-count="0" meta:object-count="0" meta:page-count="1" meta:paragraph-count="11" meta:word-count="145" meta:character-count="848" meta:non-whitespace-character-count="721"/>
  </office:meta>
</office:document-meta>
</file>